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01f" officeooo:paragraph-rsid="000170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/text:p>
      <text:p text:style-name="P1"><draw:frame draw:style-name="fr1" draw:name="Image1" text:anchor-type="char" svg:width="2.7819in" svg:height="2.7819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0:19:22.092818226</meta:creation-date>
    <dc:date>2022-02-23T20:20:35.854552724</dc:date>
    <meta:editing-duration>PT1M15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